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tab/><text:tab/><text:tab/><text:tab/><text:tab/><text:tab/>September 1, 2011</text:p>
      <text:p text:style-name="Standard"/>
      <text:p text:style-name="Standard"/>
      <text:p text:style-name="Standard">Dear Martyn,</text:p>
      <text:p text:style-name="Standard"/>
      <text:p text:style-name="Standard"/>
      <text:p text:style-name="Standard">We appreciate the opportunity to revise and resubmit this article. <text:s/>The input from you, the reviewers, and a reviewer of a separate paper making use of the testing routines have been helpful. <text:s/>Taylor also enjoyed talking with you at UseR!</text:p>
      <text:p text:style-name="Standard"/>
      <text:p text:style-name="Standard">Below, we reply to each item of yours and the reviewers, marking our replies in bold. <text:s/>I apologize for the loose formatting in places due to copy-and-paste from the letter PDFs.</text:p>
      <text:p text:style-name="Standard"/>
      <text:p text:style-name="Standard">Regards,</text:p>
      <text:p text:style-name="Standard"/>
      <text:p text:style-name="Standard">Jay and Taylor</text:p>
      <text:p text:style-name="Standard"/>
      <text:p text:style-name="Standard"/>
      <text:p text:style-name="P1">From the Associate Editor:</text:p>
      <text:p text:style-name="Standard"/>
      <text:p text:style-name="Standard">I must apologise for the long delay since you submitted this article. I </text:p>
      <text:p text:style-name="Standard">am attaching two reviewers reports. Both reviewers are positive and have </text:p>
      <text:p text:style-name="Standard">some constructive suggestions. <text:s/>Based on this I would like you to submit </text:p>
      <text:p text:style-name="Standard">a revised manuscript after considering some changes to the functions. </text:p>
      <text:p text:style-name="Standard">Your resubmission should include a point-by-point reply to the two </text:p>
      <text:p text:style-name="Standard">reviews. </text:p>
      <text:p text:style-name="Standard"/>
      <text:p text:style-name="P2">We appreciate the feedback and have done this. </text:p>
      <text:p text:style-name="Standard"/>
      <text:p text:style-name="Standard">Reviewer 2 has a suggestion for tighter bounds in the cvm.test function </text:p>
      <text:p text:style-name="Standard">than the one shown in equations 10 + 11, which I suggest you implement. </text:p>
      <text:p text:style-name="Standard"/>
      <text:p text:style-name="P2">We have added this bound (which may or may not be tighter depending on the situation), and use the lesser of the two. <text:s/>We will return to this point elsewhere in our response.</text:p>
      <text:p text:style-name="Standard"/>
      <text:p text:style-name="Standard">Reviewer 1 wants to see some simulations showing the accuracy of this </text:p>
      <text:p text:style-name="Standard">approximation and I think there is a good case for doing this. </text:p>
      <text:p text:style-name="Standard"/>
      <text:p text:style-name="P2">There may be some confusion in the wording, and we don't think a simulation was requested for the purpose of the paper (we think the reviewer was requesting the estimation of p-values via simulation). <text:s/>We did add this option to both ks.test() and cvm.test(), following the convention of fisher.test(), for example, and added a simple example to the paper.</text:p>
      <text:p text:style-name="Standard"/>
      <text:p text:style-name="Standard"><text:s/>Reviewer 1 goes further and suggests that you use Monte Carlo simulation to </text:p>
      <text:p text:style-name="Standard">calculate p-values in the range (0.0001, 0.01) in the cvm.test function </text:p>
      <text:p text:style-name="Standard">itself, pointing out that this range is important in a multiple </text:p>
      <text:p text:style-name="Standard">comparison situation. I'm not sure I agree with this latter suggestion, </text:p>
      <text:p text:style-name="Standard">and I would hope that it can be circumvented with the use of the </text:p>
      <text:p text:style-name="Standard"><text:soft-page-break/>improved bounds. </text:p>
      <text:p text:style-name="Standard"/>
      <text:p text:style-name="P2">We agree, and have provided both the improved bounds as well as options for estimating p-values via simulation. <text:s/>We also agree with your perspective that switching between these methods automatically is not desirable, and prefer to let the user make an explicit choice.</text:p>
      <text:p text:style-name="Standard"/>
      <text:p text:style-name="Standard">I am aware that you have updated the package since your submission. I </text:p>
      <text:p text:style-name="Standard">also saw your message to the R-devel list about incorporating these </text:p>
      <text:p text:style-name="Standard">changes into the stats package. I don't see any major problems with this </text:p>
      <text:p text:style-name="Standard">idea, but I would like to keep this issue separate from the destiny of </text:p>
      <text:p text:style-name="Standard">the article in The R Journal. </text:p>
      <text:p text:style-name="Standard"/>
      <text:p text:style-name="P2">Yes, we agree and have modified the wording in an appropriate manner.</text:p>
      <text:p text:style-name="Standard"/>
      <text:p text:style-name="Standard">I have a few minor comments on the manuscript: </text:p>
      <text:p text:style-name="Standard">- page 1. Introduction, third paragraph. <text:s/>Articles in The R Journal </text:p>
      <text:p text:style-name="Standard"><text:s/>do not cite R itself. </text:p>
      <text:p text:style-name="Standard"/>
      <text:p text:style-name="P2">Done. </text:p>
      <text:p text:style-name="Standard"/>
      <text:p text:style-name="Standard">- page 4. Examples. Could you please use scoping consistently to make </text:p>
      <text:p text:style-name="Standard"><text:s/>it clear function is being called: your one or the one in stats. </text:p>
      <text:p text:style-name="Standard"/>
      <text:p text:style-name="P2">Thank you, we did this. </text:p>
      <text:p text:style-name="Standard"/>
      <text:p text:style-name="Standard">- page 4, LHS. In the second example, the p-value returned by ks.test </text:p>
      <text:p text:style-name="Standard"><text:s/>is a conservative upper bound. I think this could be mentioned </text:p>
      <text:p text:style-name="Standard"><text:s/>earlier (page 2). </text:p>
      <text:p text:style-name="Standard"/>
      <text:p text:style-name="P2">We have reworked the earlier section and make reference to the possible behavior. </text:p>
      <text:p text:style-name="Standard"/>
      <text:p text:style-name="Standard"/>
      <text:p text:style-name="Standard">- page 4, RHS. "A different toy example shows the dangers of using R's </text:p>
      <text:p text:style-name="Standard"><text:s/>existing ks.test() function [with discrete data]" </text:p>
      <text:p text:style-name="Standard"/>
      <text:p text:style-name="P2">Done, thank you. </text:p>
      <text:p text:style-name="Standard"/>
      <text:p text:style-name="Standard">best regards </text:p>
      <text:p text:style-name="Standard">Martyn </text:p>
      <text:p text:style-name="Standard"/>
      <text:p text:style-name="Standard"/>
      <text:p text:style-name="Standard"/>
      <text:p text:style-name="P3"/>
      <text:p text:style-name="P1">From Reviewer 1:</text:p>
      <text:p text:style-name="Standard"/>
      <text:p text:style-name="Standard">Reviewer’s Report on the Paper </text:p>
      <text:p text:style-name="Standard">“Non-parametric Goodness-of-Fit Tests for </text:p>
      <text:p text:style-name="Standard">Discrete Null Distributions” </text:p>
      <text:p text:style-name="Standard">March 02, 2011 </text:p>
      <text:p text:style-name="Standard">In this paper the authors present four non-parametric goodness-of-fit tests for discrete </text:p>
      <text:p text:style-name="Standard">distributions: Kolmogorov-Smirnov test, and three Cram ́r-von Mises type tests. </text:p>
      <text:p text:style-name="Standard"/>
      <text:p text:style-name="Standard">Regarding the Kolmogorov-Smirnov test </text:p>
      <text:p text:style-name="Standard">Line 18 from bottom on page 2: the author said, “ For large sample sizes, the null dis- </text:p>
      <text:p text:style-name="Standard">tribution can be approximated with the null distribution from the classical Kolmogorov- </text:p>
      <text:p text:style-name="Standard">Smirnov test”. </text:p>
      <text:p text:style-name="Standard">This statement is very ambiguous. What is the “null distribution from the classical </text:p>
      <text:p text:style-name="Standard">Kolmogorov-Smirnov test”? Do the authors mean the corresponding test for continuous </text:p>
      <text:p text:style-name="Standard">data? However, a discrete distribution function is near to a continuous function only if it </text:p>
      <text:p text:style-name="Standard">has too many discontinuous points. So, if there are only a few discontinuous points for </text:p>
      <text:p text:style-name="Standard">the null distribution function, the classical K-S test (for continuous data, as the reviewer </text:p>
      <text:p text:style-name="Standard">understands) can not be applied, no matter how large the sample is. The authors should </text:p>
      <text:p text:style-name="Standard">clarify this point. </text:p>
      <text:p text:style-name="Standard"/>
      <text:p text:style-name="P2">We changed this paragraph to better make our intended point, and thank the reviewer for catching the error. <text:s/>We agree that the use of the word “null” is particularly challenging here. <text:s/>And there was no intended convergence result that may have been implied by our previous use of the word “approximated”.</text:p>
      <text:p text:style-name="Standard"/>
      <text:p text:style-name="Standard"/>
      <text:p text:style-name="Standard">Line 15 from bottom on page 2: When the sample size is small and an exact p-value is </text:p>
      <text:p text:style-name="Standard">required, the authors’ contribution is the implementation of the idea of Conover (1972) and </text:p>
      <text:p text:style-name="Standard">the revision of the corresponding function ks.test(). The revised function ks.test() has obvi- </text:p>
      <text:p text:style-name="Standard">1 </text:p>
      <text:p text:style-name="Standard">ous advantages over the existing version when the null distribution is discrete. However, it </text:p>
      <text:p text:style-name="Standard">seems that the authors should mention that the number of discontinuous points should be </text:p>
      <text:p text:style-name="Standard">small. </text:p>
      <text:p text:style-name="Standard"/>
      <text:p text:style-name="P2">There may be several issues to address here. <text:s/>First, we really are talking about discrete distributions and not discontinuous distributions. <text:s/>So we will try to clarify our intended vocabulary, first. <text:s/>If there are P elements in the support of the discrete distribution, and we have a sample size N, having N small relative to P is in essence much like having an (admittedly small) sample from a continuous distribution. <text:s/>There is another issue at play, but we think it is beyond the scope of this paper: the degree to which the discrete distribution is close to uniform (or very much non-uniform). <text:s/>Use of the classical KS test really wouldn't be terrible when N is small relative to P and the distribution is close to uniform; and nor would Conover/Gleser's methods (though both would have low power we expect). <text:s/>If N is large relative to P (or if the distribution is very much non-uniform with smaller N relative to P), then yes, this is where Conover/Gleser's methodology is more likely to be helpful. <text:s/>We are hesitant to add too much detail on this point in the paper.</text:p>
      <text:p text:style-name="P2"/>
      <text:p text:style-name="P2"><text:soft-page-break/>The basic point is that this methodology is useful when the null distribution is not “close to” continuous, and this “close to” may relate to a variety of things, including the size of the support, the sample size, and the degree of non-uniformity, in particular. <text:s/>We have tried to avoid excessive discussion of the finer points of the methodology, which we don't think is appropriate for this particular paper; many of the references provided are very helpful on these issues.</text:p>
      <text:p text:style-name="Standard"/>
      <text:p text:style-name="Standard"/>
      <text:p text:style-name="Standard">Regarding the three Cram ́r-von Mises Type tests </text:p>
      <text:p text:style-name="Standard"/>
      <text:p text:style-name="Standard">Asymptotically, the three tests have the general equivalent form of weighted sum of </text:p>
      <text:p text:style-name="Standard">chi-squares: </text:p>
      <text:p text:style-name="Standard">p </text:p>
      <text:p text:style-name="Standard">λi χ2 =1 , </text:p>
      <text:p text:style-name="Standard">i,df </text:p>
      <text:p text:style-name="Standard">Q= </text:p>
      <text:p text:style-name="Standard">i=1 </text:p>
      <text:p text:style-name="Standard">and the p-value for a given value x of the test statistic is given by </text:p>
      <text:p text:style-name="Standard">Pr {Q ≥ x} = </text:p>
      <text:p text:style-name="Standard">1 1 </text:p>
      <text:p text:style-name="Standard">+ </text:p>
      <text:p text:style-name="Standard">2 π </text:p>
      <text:p text:style-name="Standard">∞ </text:p>
      <text:p text:style-name="Standard">0 </text:p>
      <text:p text:style-name="Standard">sin θ(u, x) </text:p>
      <text:p text:style-name="Standard">du </text:p>
      <text:p text:style-name="Standard">uρ(u) </text:p>
      <text:p text:style-name="Standard">“for continuous function θ(·, x) and ρ(·) depending on the weights λi ”. This result is due to </text:p>
      <text:p text:style-name="Standard">Imhof (1961). The computation of the p-value is achieved numerically. This is fine in most </text:p>
      <text:p text:style-name="Standard">situations. But when x is extremely large or the p-value is extremely small, the numerical </text:p>
      <text:p text:style-name="Standard">process is instable, resulting weird results. To avoid the numerical instability, the authors’ </text:p>
      <text:p text:style-name="Standard">solution is to compute the upper bound of the p-value: </text:p>
      <text:p text:style-name="Standard">p </text:p>
      <text:p text:style-name="Standard">Pr </text:p>
      <text:p text:style-name="Standard">χ2 </text:p>
      <text:p text:style-name="Standard">p </text:p>
      <text:p text:style-name="Standard">p </text:p>
      <text:p text:style-name="Standard">χ2 </text:p>
      <text:p text:style-name="Standard">1 </text:p>
      <text:p text:style-name="Standard">≥ x/pλmax ≡ Pr λmax </text:p>
      <text:p text:style-name="Standard">λi χ2 =1 ≥ x ≡ Pr {Q ≥ x} . </text:p>
      <text:p text:style-name="Standard">i,df </text:p>
      <text:p text:style-name="Standard">≥ x ≥ Pr </text:p>
      <text:p text:style-name="Standard">i=1 </text:p>
      <text:p text:style-name="Standard">i=1 </text:p>
      <text:p text:style-name="Standard">According to the authors, this upper bound is a “conservative approximation”. </text:p>
      <text:p text:style-name="Standard">The conservative approximation is useful when the p-value is extremely small, e.g. &lt; </text:p>
      <text:p text:style-name="Standard">10−5 . However, for p-values in the range (0.0001, 0.01), the authors should evaluate the per- </text:p>
      <text:p text:style-name="Standard">formance of the conservative approximation by using the Monte-Carlo simulation. According </text:p>
      <text:p text:style-name="Standard">to Figure 1 on page 3, it seems that the approximation may be poor in that range. In fact, </text:p>
      <text:p text:style-name="Standard"><text:soft-page-break/>in the computer age, one can easily use the Monte Carlo simulation to get a more accurate </text:p>
      <text:p text:style-name="Standard">estimate for the p-value for a given value of x, (note the fact that all λi ’s are known!), unless </text:p>
      <text:p text:style-name="Standard">the p-value is really tiny. The reviewer’s experience is, when the p-value is larger than 10−4 , </text:p>
      <text:p text:style-name="Standard">the Monte-Carlo simulation works very well. </text:p>
      <text:p text:style-name="Standard"/>
      <text:p text:style-name="P2">Reviewer 2 provided an alternative upper bound which we incorporate. <text:s/>We also provide for estimation of the p-value via Monte Carlo simulation, and appreciate this suggestion. <text:s/>However, we decided not to automatically simulate the p-value, and instead provide functionality more consistent with that of fisher.test(), for example -- requiring the user to specify simulate.p.value=TRUE. <text:s/>We also note that Figure 1 is for one specific example, and would change significantly in other examples. </text:p>
      <text:p text:style-name="Standard"/>
      <text:p text:style-name="Standard"/>
      <text:p text:style-name="Standard">In multiple testing, where a good portion of p-values are usually in the range (0.00001, 0.001), </text:p>
      <text:p text:style-name="Standard">it is very important to ensure the accuracy of the estimated p-values since it significantly </text:p>
      <text:p text:style-name="Standard">impacts the set of null hypotheses to be rejected. The authors should consider how to im- </text:p>
      <text:p text:style-name="Standard">prove the results for the p-values in that range. Perhaps, a more reasonable way to compute </text:p>
      <text:p text:style-name="Standard">the p-value for a given value x of the test statistic is, </text:p>
      <text:p text:style-name="Standard">• to use the Imhof’s method if the p-value is moderately large, (e.g., larger than 0.01); </text:p>
      <text:p text:style-name="Standard">• to apply the Monte-Carlo simulation if the p-value is in the range (0.0001, 0.01); (This </text:p>
      <text:p text:style-name="Standard">will give better results, unless the authors can give convincing evidence that this is not </text:p>
      <text:p text:style-name="Standard">necessary.) </text:p>
      <text:p text:style-name="Standard">• to use the conservative approximation if the p-value is really tiny. (Monte Carlo sim- </text:p>
      <text:p text:style-name="Standard">ulation does not work and, the Imhof’s method can not be applied due to numerical </text:p>
      <text:p text:style-name="Standard">instability.) </text:p>
      <text:p text:style-name="Standard">Suggestions. The authors should revise the paper according to the above comments. </text:p>
      <text:p text:style-name="Standard"/>
      <text:p text:style-name="P2">See above, and we appreciate the reviewer's comments on this issue. </text:p>
      <text:p text:style-name="Standard"/>
      <text:p text:style-name="Standard"/>
      <text:p text:style-name="P3"/>
      <text:p text:style-name="P1">From Reviewer 2:</text:p>
      <text:p text:style-name="Standard"/>
      <text:p text:style-name="Standard">Referee’s report to Authors on </text:p>
      <text:p text:style-name="Standard">R Journal Manuscript </text:p>
      <text:p text:style-name="Standard">Nonparametric goodness-of-fit tests for discrete null distributions </text:p>
      <text:p text:style-name="Standard">by </text:p>
      <text:p text:style-name="Standard">Taylor B. Arnold &amp; John W. Emerson </text:p>
      <text:p text:style-name="Standard">Summary: </text:p>
      <text:p text:style-name="Standard">This article describes implementation of empirical distribution function tests for fully </text:p>
      <text:p text:style-name="Standard">specified discrete distributions. I found the article clear, well written and pretty comprehen- </text:p>
      <text:p text:style-name="Standard">sive. I have three comments or suggestions: </text:p>
      <text:p text:style-name="Standard">1. I think you ought to remind readers that the hypotheses being tested must not have any </text:p>
      <text:p text:style-name="Standard">uknown parameters; it is not ok to estimate the parameters and then use the fitted </text:p>
      <text:p text:style-name="Standard">distribution as the null hypothesis. The relevant large sample theory for Cram ́r- </text:p>
      <text:p text:style-name="Standard">e </text:p>
      <text:p text:style-name="Standard">von Mises statistics is in Lockhart, Spinelli, and Stephens, CJS, 2007. Those authors </text:p>
      <text:p text:style-name="Standard">should have written R code to implement their tests but they never did. </text:p>
      <text:p text:style-name="Standard"/>
      <text:p text:style-name="P2">Thank you for the suggestion; we added a note in the discussion addressing this point, along with this reference. </text:p>
      <text:p text:style-name="Standard"/>
      <text:p text:style-name="Standard"/>
      <text:p text:style-name="Standard">2. In the 2007 paper just cited the authors suggest alternative test statistics because they </text:p>
      <text:p text:style-name="Standard">noticed that in non-uniform cases if they reversed the order of the cells they got a </text:p>
      <text:p text:style-name="Standard">different statistic value. The modifications are not great. Suppose you were testing </text:p>
      <text:p text:style-name="Standard">the hypothesis that a sample of X values come from the binomial distribution with </text:p>
      <text:p text:style-name="Standard">k trials and success probability 3/4. The values k − X would be a sample from the </text:p>
      <text:p text:style-name="Standard">binomial distribution with success probability 1/4 and you would probably want the </text:p>
      <text:p text:style-name="Standard">test statistics to be the same in both cases. (Switching the meaning of success and </text:p>
      <text:p text:style-name="Standard">failure should not change the conclusion about whether or not the binomial model is </text:p>
      <text:p text:style-name="Standard">appropriate.) </text:p>
      <text:p text:style-name="Standard"/>
      <text:p text:style-name="P2">An interesting issue, we agree. <text:s/>One of the cvm.test() options is invariant to circular re-orderings, but not to your example of course. <text:s/>We choose not to delve further into this matter in this paper; existing papers are more appropriate references.</text:p>
      <text:p text:style-name="Standard"/>
      <text:p text:style-name="Standard"/>
      <text:p text:style-name="Standard">3. The upper bound on the tail of a linear combination of chi-squares can likely be im- </text:p>
      <text:p text:style-name="Standard">proved by Markov’s inequality: </text:p>
      <text:p text:style-name="Standard">λi Zi2 ≥ x) ≤ E(exp(t </text:p>
      <text:p text:style-name="Standard">P( </text:p>
      <text:p text:style-name="Standard">i </text:p>
      <text:p text:style-name="Standard">λi Zi2 )) exp(−tx) = </text:p>
      <text:p text:style-name="Standard">e−tx </text:p>
      <text:p text:style-name="Standard">(1 − 2tλi ) </text:p>
      <text:p text:style-name="Standard">. </text:p>
      <text:p text:style-name="Standard">Here the Zi are standard normal and I hope I have the formula for the MGF of a </text:p>
      <text:p text:style-name="Standard">chi-square righHere the Zi are standard normal and I hope I have the formula for the </text:p>
      <text:p text:style-name="Standard"><text:soft-page-break/>mgf of a chi-square right. The final quantity on the right should be minimized over </text:p>
      <text:p text:style-name="Standard">0 &lt; t &lt; (2λmax )−1 to get a pretty tight bound as in the fashion of extreme value theory. </text:p>
      <text:p text:style-name="Standard">Overall, well done. </text:p>
      <text:p text:style-name="Standard"/>
      <text:p text:style-name="P2">We appreciate this suggestion, and your memory was correct. <text:s/>We now calculate this bound in addition to the one we originally proposed, and choose the lesser of the two in cases where we suspect numerical instabilities. <text:s/>We found examples where each was useful. <text:s/>We also add an option to allow estimation of the p-value via Monte Carlo simulation.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Emerson</meta:initial-creator>
    <meta:creation-date>2011-09-01T08:27:58</meta:creation-date>
    <dc:date>2011-09-01T09:49:11</dc:date>
    <dc:creator>Jay Emerson</dc:creator>
    <meta:editing-duration>PT01H01M35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7" meta:paragraph-count="179" meta:word-count="2171" meta:character-count="12717"/>
  </office:meta>
</office:document-meta>
</file>